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oPlug</text:p>
      <text:p text:style-name="P1"/>
      <text:list xml:id="list5462919993552962038" text:style-name="L1">
        <text:list-item>
          <text:p text:style-name="P3">Descripcion utilitaria del proyecto</text:p>
        </text:list-item>
        <text:list-item>
          <text:p text:style-name="P3">Casos de uso .</text:p>
        </text:list-item>
        <text:list-item>
          <text:p text:style-name="P3">Descripcion del funcionamiento proyecto</text:p>
        </text:list-item>
        <text:list-item>
          <text:p text:style-name="P3">Descripcion detalle bloques</text:p>
        </text:list-item>
      </text:list>
      <text:p text:style-name="P2"/>
      <text:p text:style-name="P2"/>
      <text:p text:style-name="P2"/>
      <text:p text:style-name="P2"/>
      <text:p text:style-name="P4"><text:tab/><text:span text:style-name="T1">Descripcion utilitaria del proyecto</text:span></text:p>
      <text:p text:style-name="P6"/>
      <text:p text:style-name="P5"/>
      <text:p text:style-name="P7">El EcoPlug , surge como solucion a la necesidad medicion en tiempo real y remoto del consumo de diferentes dispositivos tambien pudiendose utilizar para prenderlos y apagarlos via navegador web o dispositivo mobile .</text:p>
      <text:p text:style-name="P7"/>
      <text:p text:style-name="P7">Las mediciones realizadas las de caracter remoto son de facil montaje utilizando la alimentacion existente en el mismo lugar de instalacion , pero aun asi son faciliamente mapeables en ubicacion debido el radio de alcance del router que utilizan para comunicarse .</text:p>
      <text:p text:style-name="P7"/>
      <text:p text:style-name="P7"/>
      <text:p text:style-name="P7"/>
      <text:p text:style-name="P8"><text:span text:style-name="T1">Casos de uso</text:span></text:p>
      <text:p text:style-name="P8"><text:span text:style-name="T1"/></text:p>
      <text:p text:style-name="P9"><text:span text:style-name="T1"/></text:p>
      <text:p text:style-name="P7">El EcoPluge puede ser utilizado para mapear sectores que se deseen control en una oficina , ejemplo area de RRHH , seccion programadores e islas de testing e independientmenete de la instalacion electrica del edificio poder prender y apagar esos sectores <text:s/>. Tambien se puede aplicar para determinar consumo de dispositivos estaticos como systemas de iluminacion y su estado de funcionamiento determinado por el cosumo ej: tengo 10 tubos de luz que estoy sensando cada uno de 40 watts y su consumo total deberia ser de unos 400 watts , si la lectura de su consumo me da 360 watts , puedo determinar de que hay un tubo quemado y hay que <text:s/>enviar a mantenimeinto para que sea reemplazado .</text:p>
      <text:p text:style-name="P7"/>
      <text:p text:style-name="P7"/>
      <text:p text:style-name="P7"/>
      <text:p text:style-name="P7"/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>Descripcion del funcionamieto</text:span></text:p>
      <text:p text:style-name="P7"/>
      <text:p text:style-name="P7">El EcoAmp , funciona tomando medidas desde un sensor de amperaje que es en general una pinza ampirometrica no invasiva de facil colocacion , el EcoPlug registra las lecturas de esa pinza decenas de veces por segundo , minutos o cualquier otra frecuencia de medicion requerida </text:p>
      <text:p text:style-name="P7">facilmente preprogramable y modificable . Esa informacion es enviada por el EcoPlug a travez de una conexion wifi previamente preconfigurada , esa informacion se envia a un servidor ,IRIS en el caso de BA Lab , o un dispositivo mobile de manera directa <text:s/>, el cual guarda la informacion del sensor respectivo agregando una vista en una pagina web para poder ver la informacion en tiempo real de las mediciones , plus el Iris tiene un plugin que se encarga de lo que es la estadistica para determinar el funcionameinto o no de dispositivos mas complejos como ascensores , que si bien tiene consumo todo el tiempo puede determinar 'deltas' ( cambios de consumo ) de arranque de los motores y guardar su fercuencia de utilizacion mapeada contra los horarios de uso ( pico por ejemplo ) durante toda la semana y detectar variaciones anormales en las curvas de medicion de consumo en horas pico y establecere si un ascensor esta o no fuera de funcionamiento 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5T16:17:20.70</meta:creation-date>
    <meta:generator>OpenOffice/4.1.2$Win32 OpenOffice.org_project/412m3$Build-9782</meta:generator>
    <dc:date>2016-10-25T16:28:24.55</dc:date>
    <meta:editing-duration>PT11M2S</meta:editing-duration>
    <meta:editing-cycles>3</meta:editing-cycles>
    <meta:document-statistic meta:table-count="0" meta:image-count="0" meta:object-count="0" meta:page-count="2" meta:paragraph-count="13" meta:word-count="439" meta:character-count="2601"/>
  </office:meta>
</office:document-meta>
</file>